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e49" officeooo:paragraph-rsid="0016ce49"/>
    </style:style>
    <style:style style:name="P2" style:family="paragraph" style:parent-style-name="Standard">
      <style:text-properties fo:font-weight="bold" officeooo:rsid="0016ce49" officeooo:paragraph-rsid="0016ce49" style:font-weight-asian="bold" style:font-weight-complex="bold"/>
    </style:style>
    <style:style style:name="P3" style:family="paragraph" style:parent-style-name="Standard">
      <style:text-properties fo:font-weight="normal" officeooo:rsid="0016ce49" officeooo:paragraph-rsid="0016ce49" style:font-weight-asian="normal" style:font-weight-complex="normal"/>
    </style:style>
    <style:style style:name="P4" style:family="paragraph" style:parent-style-name="Standard">
      <style:text-properties fo:font-style="normal" fo:font-weight="bold" officeooo:rsid="0016ce49" officeooo:paragraph-rsid="0016ce49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8b7d6" officeooo:paragraph-rsid="0018b7d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6ce49" officeooo:paragraph-rsid="0016ce4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8b7d6" officeooo:paragraph-rsid="0018b7d6" style:font-style-asian="normal" style:font-weight-asian="normal" style:font-style-complex="normal" style:font-weight-complex="normal"/>
    </style:style>
    <style:style style:name="T1" style:family="text">
      <style:text-properties officeooo:rsid="001b39e5"/>
    </style:style>
    <style:style style:name="T2" style:family="text">
      <style:text-properties officeooo:rsid="001c0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 1</text:p>
      <text:p text:style-name="P1"/>
      <text:p text:style-name="P1">Melhor caso (1)</text:p>
      <text:p text:style-name="P1">Pior caso (<text:span text:style-name="T2">log </text:span>n)</text:p>
      <text:p text:style-name="P1">Limite não apertado</text:p>
      <text:p text:style-name="P1"/>
      <text:p text:style-name="P2">Ex 2</text:p>
      <text:p text:style-name="P2"/>
      <text:p text:style-name="P3">Pior caso (n)</text:p>
      <text:p text:style-name="P3">Limite apertado</text:p>
      <text:p text:style-name="P3"/>
      <text:p text:style-name="P2">Ex3</text:p>
      <text:p text:style-name="P2"/>
      <text:p text:style-name="P3">Pior caso (log n * m)</text:p>
      <text:p text:style-name="P3"/>
      <text:p text:style-name="P2">Ex4</text:p>
      <text:p text:style-name="P2"/>
      <text:p text:style-name="P6">Pior caso (n<text:span text:style-name="T1">²</text:span>)</text:p>
      <text:p text:style-name="P6"/>
      <text:p text:style-name="P4">Ex5</text:p>
      <text:p text:style-name="P4"/>
      <text:p text:style-name="P6">Melhor caso (1)</text:p>
      <text:p text:style-name="P6">Pior caso (n)</text:p>
      <text:p text:style-name="P6">Limite não apertado</text:p>
      <text:p text:style-name="P6"/>
      <text:p text:style-name="P4">Ex6</text:p>
      <text:p text:style-name="P6">{6, 8, 10, 11, 21, 12, 16, 14, 17, 20}</text:p>
      <text:p text:style-name="P6"/>
      <text:p text:style-name="P4">Ex7</text:p>
      <text:p text:style-name="P7">{14, 11, 16, 8, 6, 12, 10, 17, 20, 21}</text:p>
      <text:p text:style-name="P7"/>
      <text:p text:style-name="P5">Ex8</text:p>
      <text:p text:style-name="P5"/>
      <text:p text:style-name="P7">{6, 8, 10, 20, 11, 16, 21, 12, 14, 17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1:06:11.021458735</meta:creation-date>
    <dc:date>2022-03-31T11:55:30.980016942</dc:date>
    <meta:editing-duration>PT7M59S</meta:editing-duration>
    <meta:editing-cycles>1</meta:editing-cycles>
    <meta:document-statistic meta:table-count="0" meta:image-count="0" meta:object-count="0" meta:page-count="1" meta:paragraph-count="21" meta:word-count="75" meta:character-count="301" meta:non-whitespace-character-count="249"/>
    <meta:generator>LibreOffice/6.4.7.2$Linux_X86_64 LibreOffice_project/40$Build-2</meta:generator>
  </office:meta>
</office:document-meta>
</file>